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c0082" officeooo:paragraph-rsid="000c0082"/>
    </style:style>
    <style:style style:name="P2" style:family="paragraph" style:parent-style-name="Standard">
      <style:text-properties officeooo:rsid="000c0082" officeooo:paragraph-rsid="000c0082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ytania:</text:p>
      <text:p text:style-name="P2">Snap do instalacji intellij?</text:p>
      <text:p text:style-name="P2">Brak okien dialogowych w intellij przy importowaniu projektu: libraries, modules, SDK.</text:p>
      <text:p text:style-name="P2"/>
      <text:p text:style-name="P2">npm init ?</text:p>
      <text:p text:style-name="P2"/>
      <text:p text:style-name="P2">Dodatki do przeczytania:</text:p>
      <text:p text:style-name="P1"><text:a xlink:type="simple" xlink:href="https://www.jetbrains.com/idea/documentation/" office:target-frame-name="_blank" xlink:show="new" text:style-name="Internet_20_link" text:visited-style-name="Visited_20_Internet_20_Link">https://www.jetbrains.com/idea/documentation/</text:a></text:p>
      <text:section text:style-name="Sect1" text:name="material-with-html-content">
        <text:p text:style-name="Text_20_body"><text:a xlink:type="simple" xlink:href="https://www.jetbrains.com/help/idea/discover-intellij-idea.html" office:target-frame-name="_blank" xlink:show="new" text:style-name="Internet_20_link" text:visited-style-name="Visited_20_Internet_20_Link">https://www.jetbrains.com/help/idea/discover-intellij-idea.html</text:a></text:p>
      </text:section>
      <text:p text:style-name="P2"/>
      <text:p text:style-name="P2"/>
      <text:p text:style-name="P2">Skróty klawiszowe do intellij</text:p>
      <text:p text:style-name="P2"><text:a xlink:type="simple" xlink:href="https://resources.jetbrains.com/storage/products/intellij-idea/docs/IntelliJIDEA_ReferenceCard.pdf" office:target-frame-name="_blank" xlink:show="new" text:style-name="Internet_20_link" text:visited-style-name="Visited_20_Internet_20_Link">https://resources.jetbrains.com/storage/products/intellij-idea/docs/IntelliJIDEA_ReferenceCard.pdf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10:32:11.555843754</meta:creation-date>
    <dc:date>2021-09-08T12:14:40.450552101</dc:date>
    <meta:editing-duration>PT6M1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9" meta:word-count="29" meta:character-count="391" meta:non-whitespace-character-count="371"/>
  </office:meta>
</office:document-meta>
</file>